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ja" style:country-asian="JP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able:cell-range-source table:name="HTML_tables" xlink:type="simple" xlink:href="../28_webquery.html" table:filter-name="calc_HTML_WebQuery" table:filter-options="0 0" table:last-column-spanned="2" table:last-row-spanned="4"/>
            <text:p>Name</text:p>
          </table:table-cell>
          <table:table-cell table:style-name="ce1" office:value-type="string" calcext:value-type="string">
            <text:p>Age</text:p>
          </table:table-cell>
        </table:table-row>
        <table:table-row table:style-name="ro1">
          <table:table-cell office:value-type="string" calcext:value-type="string">
            <text:p>山田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鈴木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田中</text:p>
          </table:table-cell>
          <table:table-cell office:value-type="float" office:value="36" calcext:value-type="float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IPA Pゴシック" style:language-asian="ja" style:country-asian="JP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08:37:53.583468027</meta:creation-date>
    <dc:date>2020-10-12T08:40:33.552235722</dc:date>
    <meta:editing-duration>PT2M42S</meta:editing-duration>
    <meta:editing-cycles>1</meta:editing-cycles>
    <meta:document-statistic meta:table-count="1" meta:cell-count="8" meta:object-count="0"/>
    <meta:generator>LibreOffice/6.1.5.2$Linux_ARM_EABI LibreOffice_project/10$Build-2</meta:generator>
  </office:meta>
</office:document-meta>
</file>